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fd96" officeooo:paragraph-rsid="0010fd96"/>
    </style:style>
    <style:style style:name="P2" style:family="paragraph" style:parent-style-name="Table_20_Contents">
      <style:text-properties fo:font-weight="bold" officeooo:rsid="0010fd96" officeooo:paragraph-rsid="0010fd9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0fd96" officeooo:paragraph-rsid="0010fd96" style:font-weight-asian="bold" style:font-weight-complex="bold"/>
    </style:style>
    <style:style style:name="P4" style:family="paragraph" style:parent-style-name="Table_20_Contents">
      <style:text-properties officeooo:rsid="0010fd96" officeooo:paragraph-rsid="0010fd96"/>
    </style:style>
    <style:style style:name="P5" style:family="paragraph" style:parent-style-name="Table_20_Contents">
      <style:text-properties officeooo:rsid="001293c1" officeooo:paragraph-rsid="001293c1"/>
    </style:style>
    <style:style style:name="P6" style:family="paragraph" style:parent-style-name="Table_20_Contents">
      <style:text-properties fo:font-size="10.5pt" fo:font-style="italic" officeooo:rsid="001293c1" officeooo:paragraph-rsid="001293c1" style:font-size-asian="10.5pt" style:font-style-asian="italic" style:font-size-complex="10.5pt" style:font-style-complex="italic"/>
    </style:style>
    <style:style style:name="P7" style:family="paragraph" style:parent-style-name="Table_20_Contents">
      <style:text-properties officeooo:rsid="001cefba" officeooo:paragraph-rsid="001cefba"/>
    </style:style>
    <style:style style:name="P8" style:family="paragraph" style:parent-style-name="Table_20_Contents">
      <style:text-properties officeooo:rsid="001e8fd4" officeooo:paragraph-rsid="001e8fd4"/>
    </style:style>
    <style:style style:name="P9" style:family="paragraph" style:parent-style-name="Table_20_Contents">
      <style:text-properties fo:font-size="10.5pt" fo:font-style="italic" officeooo:rsid="001cefba" officeooo:paragraph-rsid="001cefba" style:font-size-asian="10.5pt" style:font-style-asian="italic" style:font-size-complex="10.5pt" style:font-style-complex="italic"/>
    </style:style>
    <style:style style:name="P10" style:family="paragraph" style:parent-style-name="Table_20_Contents">
      <style:text-properties officeooo:rsid="00228495" officeooo:paragraph-rsid="00228495"/>
    </style:style>
    <style:style style:name="P11" style:family="paragraph" style:parent-style-name="Table_20_Contents">
      <style:text-properties officeooo:rsid="0020877b" officeooo:paragraph-rsid="00228495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officeooo:rsid="0020877b"/>
    </style:style>
    <style:style style:name="T4" style:family="text">
      <style:text-properties officeooo:rsid="00228495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il de usuário</text:p>
      <text:p text:style-name="P1"/>
      <text:p text:style-name="P1">Análise de perfil de <text:span text:style-name="T4">clientes de salão de beleza</text:span>.</text:p>
      <text:p text:style-name="P1"/>
      <text:p text:style-name="P1">Perfis:</text:p>
      <text:p text:style-name="P1"/>
      <text:p text:style-name="P1">A = Mais de <text:span text:style-name="T4">25</text:span> anos de <text:span text:style-name="T4">idade</text:span></text:p>
      <text:p text:style-name="P1">B = Menos de <text:span text:style-name="T4">25</text:span> anos de <text:span text:style-name="T4">idade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Profissão</text:p>
          </table:table-cell>
          <table:table-cell table:style-name="Tabela1.B1" table:number-columns-spanned="2" office:value-type="string">
            <text:p text:style-name="P3">Cabeleireiro</text:p>
          </table:table-cell>
          <table:covered-table-cell/>
        </table:table-row>
        <table:table-row>
          <table:table-cell table:style-name="Tabela1.A2" office:value-type="string">
            <text:p text:style-name="P2">Perfil</text:p>
          </table:table-cell>
          <table:table-cell table:style-name="Tabela1.A2" office:value-type="string">
            <text:p text:style-name="P3">A</text:p>
          </table:table-cell>
          <table:table-cell table:style-name="Tabela1.C2" office:value-type="string">
            <text:p text:style-name="P3">B</text:p>
          </table:table-cell>
        </table:table-row>
        <table:table-row>
          <table:table-cell table:style-name="Tabela1.A3" office:value-type="string">
            <text:p text:style-name="P4">Percentual de <text:span text:style-name="T4">clientes</text:span> no perfil</text:p>
          </table:table-cell>
          <table:table-cell table:style-name="Tabela1.B3" office:value-type="string">
            <text:p text:style-name="P4">40%</text:p>
          </table:table-cell>
          <table:table-cell table:style-name="Tabela1.C10" office:value-type="string">
            <text:p text:style-name="P4">60%</text:p>
          </table:table-cell>
        </table:table-row>
        <table:table-row>
          <table:table-cell table:style-name="Tabela1.A4" office:value-type="string">
            <text:p text:style-name="P4">Número de <text:span text:style-name="T4">clientes</text:span> no perfil (total: 20)</text:p>
          </table:table-cell>
          <table:table-cell table:style-name="Tabela1.B4" office:value-type="string">
            <text:p text:style-name="P4">8</text:p>
          </table:table-cell>
          <table:table-cell table:style-name="Tabela1.C10" office:value-type="string">
            <text:p text:style-name="P4">12</text:p>
          </table:table-cell>
        </table:table-row>
        <table:table-row>
          <table:table-cell table:style-name="Tabela1.A5" office:value-type="string">
            <text:p text:style-name="P4">Faixa etária</text:p>
          </table:table-cell>
          <table:table-cell table:style-name="Tabela1.B5" office:value-type="string">
            <text:p text:style-name="P4">[<text:span text:style-name="T4">25</text:span>, 40)</text:p>
          </table:table-cell>
          <table:table-cell table:style-name="Tabela1.C10" office:value-type="string">
            <text:p text:style-name="P4">[<text:span text:style-name="T4">15</text:span>, <text:span text:style-name="T4">25</text:span>)</text:p>
          </table:table-cell>
        </table:table-row>
        <table:table-row>
          <table:table-cell table:style-name="Tabela1.A6" office:value-type="string">
            <text:p text:style-name="P5">Quanto tempo <text:span text:style-name="T4">utiliza serviços deste salão (anos)</text:span></text:p>
          </table:table-cell>
          <table:table-cell table:style-name="Tabela1.B6" office:value-type="string">
            <text:p text:style-name="P5">[<text:span text:style-name="T4">4, 5</text:span>)</text:p>
          </table:table-cell>
          <table:table-cell table:style-name="Tabela1.C10" office:value-type="string">
            <text:p text:style-name="P5">[<text:span text:style-name="T4">3, 4</text:span>)</text:p>
          </table:table-cell>
        </table:table-row>
        <table:table-row>
          <table:table-cell table:style-name="Tabela1.A7" office:value-type="string">
            <text:p text:style-name="P5">Frequência de uso da tecnologia</text:p>
            <text:p text:style-name="P5"><text:s text:c="2"/><text:span text:style-name="T1">constante: 5 [várias vezes ao dia]</text:span></text:p>
            <text:p text:style-name="P6"><text:s text:c="2"/>alta: 4 [todo dia]</text:p>
            <text:p text:style-name="P6"><text:s text:c="2"/>média: 3 [4-6 vezes/semana]</text:p>
            <text:p text:style-name="P6"><text:s text:c="2"/>ocasional: 2 [1-3 vezes/semana]</text:p>
            <text:p text:style-name="P6"><text:s text:c="2"/>baixa: 1 [menos de 1 vez/semana]</text:p>
          </table:table-cell>
          <table:table-cell table:style-name="Tabela1.B7" office:value-type="string">
            <text:p text:style-name="P7">3</text:p>
          </table:table-cell>
          <table:table-cell table:style-name="Tabela1.C10" office:value-type="string">
            <text:p text:style-name="P7">5</text:p>
          </table:table-cell>
        </table:table-row>
        <table:table-row>
          <table:table-cell table:style-name="Tabela1.A8" office:value-type="string">
            <text:p text:style-name="P7">Experiência com tecnologia</text:p>
            <text:p text:style-name="P7"><text:s/><text:span text:style-name="T1"><text:s/>alta: 5 – faz tudo sem ajuda</text:span></text:p>
            <text:p text:style-name="P9"><text:s text:c="2"/>baixa: 1 – precisa de muita ajuda</text:p>
          </table:table-cell>
          <table:table-cell table:style-name="Tabela1.B8" office:value-type="string">
            <text:p text:style-name="P7">4</text:p>
          </table:table-cell>
          <table:table-cell table:style-name="Tabela1.C10" office:value-type="string">
            <text:p text:style-name="P7">5</text:p>
          </table:table-cell>
        </table:table-row>
        <table:table-row>
          <table:table-cell table:style-name="Tabela1.A9" office:value-type="string">
            <text:p text:style-name="P7">Atitude perante tecnologia</text:p>
            <text:p text:style-name="P7"><text:s text:c="2"/><text:span text:style-name="T1">adora: 5</text:span></text:p>
            <text:p text:style-name="P9"><text:s text:c="2"/>odeia: 1 (só usa porque é obrigado)</text:p>
          </table:table-cell>
          <table:table-cell table:style-name="Tabela1.B9" office:value-type="string">
            <text:p text:style-name="P7">4</text:p>
          </table:table-cell>
          <table:table-cell table:style-name="Tabela1.C10" office:value-type="string">
            <text:p text:style-name="P7">5</text:p>
          </table:table-cell>
        </table:table-row>
        <table:table-row>
          <table:table-cell table:style-name="Tabela1.A10" office:value-type="string">
            <text:p text:style-name="P10">Formas de compras mais utilizadas</text:p>
          </table:table-cell>
          <table:table-cell table:style-name="Tabela1.B10" office:value-type="string">
            <text:p text:style-name="P10">1 – Loja física; 2 – Representantes; 3 – Online.</text:p>
          </table:table-cell>
          <table:table-cell table:style-name="Tabela1.C10" office:value-type="string">
            <text:p text:style-name="P10">1 – Online; 2 – Loja física; 3 – Representantes.</text:p>
          </table:table-cell>
        </table:table-row>
        <table:table-row>
          <table:table-cell table:style-name="Tabela1.A11" office:value-type="string">
            <text:p text:style-name="P8">Aplicações mais utilizadas</text:p>
          </table:table-cell>
          <table:table-cell table:style-name="Tabela1.B11" office:value-type="string">
            <text:p text:style-name="P8">1 – Ferramenta de busca; 2 – E-mail; 3 – <text:span text:style-name="T3">Sites de interesses pessoais.</text:span></text:p>
          </table:table-cell>
          <table:table-cell table:style-name="Tabela1.C11" office:value-type="string">
            <text:p text:style-name="P11">1 – Ferramenta de busca; 2 – <text:span text:style-name="T4">Lojas online</text:span>; <text:s/><text:span text:style-name="T4">3</text:span> – <text:span text:style-name="T4">Redes sociais; 4</text:span> – <text:span text:style-name="T4">E-mail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5:01:21.560859651</meta:creation-date>
    <meta:editing-duration>PT9M52S</meta:editing-duration>
    <meta:editing-cycles>2</meta:editing-cycles>
    <meta:generator>LibreOffice/4.3.3.2$Linux_X86_64 LibreOffice_project/430m0$Build-2</meta:generator>
    <dc:date>2016-03-20T15:11:09.411715674</dc:date>
    <dc:creator>Alana </dc:creator>
    <meta:document-statistic meta:table-count="1" meta:image-count="0" meta:object-count="0" meta:page-count="1" meta:paragraph-count="46" meta:word-count="174" meta:character-count="980" meta:non-whitespace-character-count="818"/>
  </office:meta>
</office:document-meta>
</file>